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40000039A9E3EC16574FC7587.png" manifest:media-type="image/png"/>
  <manifest:file-entry manifest:full-path="Pictures/10000201000006440000039A6858A24163A4F722.png" manifest:media-type="image/png"/>
  <manifest:file-entry manifest:full-path="Pictures/10000201000002F2000025E6E526C83CC7617ED5.png" manifest:media-type="image/png"/>
  <manifest:file-entry manifest:full-path="Pictures/10000201000006440000039A2E073ABC59815C9E.png" manifest:media-type="image/png"/>
  <manifest:file-entry manifest:full-path="Pictures/10000201000006120000039AD012058450625AE9.png" manifest:media-type="image/png"/>
  <manifest:file-entry manifest:full-path="Pictures/1000020100000E9400001FB8985800A81FA7181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gradient" draw:fill-gradient-name="gradient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-9.756cm, 164.889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5.945cm, 0cm, 38.587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85.385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1.272cm" svg:x="-8.792cm" svg:y="-14.85cm">
          <draw:image xlink:href="Pictures/10000201000006120000039AD012058450625AE9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0.92cm" svg:x="23cm" svg:y="33.629cm">
          <draw:image xlink:href="Pictures/10000201000006440000039A2E073ABC59815C9E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0.92cm" svg:x="23cm" svg:y="-14.85cm">
          <draw:image xlink:href="Pictures/10000201000006440000039A6858A24163A4F722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0.92cm" svg:x="-21cm" svg:y="-14.85cm">
          <draw:image xlink:href="Pictures/10000201000006440000039A9E3EC16574FC7587.png" xlink:type="simple" xlink:show="embed" xlink:actuate="onLoad" draw:mime-type="image/png">
            <text:p/>
          </draw:image>
        </draw:frame>
        <draw:frame draw:style-name="gr1" draw:text-style-name="P1" draw:layer="layout" svg:width="49.594cm" svg:height="64.731cm" draw:transform="skewX (0.0127409035395586) translate (41.121cm 16.938cm)">
          <draw:image xlink:href="Pictures/1000020100000E9400001FB8985800A81FA71813.png" xlink:type="simple" xlink:show="embed" xlink:actuate="onLoad" draw:mime-type="image/png">
            <text:p/>
          </draw:image>
        </draw:frame>
      </draw:page>
      <draw:page draw:name="page2" draw:style-name="dp2" draw:master-page-name="Default">
        <draw:frame draw:style-name="gr1" draw:text-style-name="P1" draw:layer="layout" svg:width="29.21cm" svg:height="65.088cm" svg:x="1.47cm" svg:y="52.687cm">
          <draw:image xlink:href="Pictures/1000020100000E9400001FB8985800A81FA71813.png" xlink:type="simple" xlink:show="embed" xlink:actuate="onLoad" draw:mime-type="image/png">
            <text:p/>
          </draw:image>
        </draw:frame>
        <draw:frame draw:style-name="gr1" draw:text-style-name="P1" draw:layer="layout" svg:width="50.827cm" svg:height="30.156cm" svg:x="31.597cm" svg:y="1.324cm">
          <draw:image xlink:href="Pictures/10000201000006120000039AD012058450625AE9.png" xlink:type="simple" xlink:show="embed" xlink:actuate="onLoad" draw:mime-type="image/png">
            <text:p/>
          </draw:image>
        </draw:frame>
        <draw:frame draw:style-name="gr1" draw:text-style-name="P1" draw:layer="layout" svg:width="50.755cm" svg:height="29.175cm" svg:x="31.59cm" svg:y="32.467cm">
          <draw:image xlink:href="Pictures/10000201000006440000039A2E073ABC59815C9E.png" xlink:type="simple" xlink:show="embed" xlink:actuate="onLoad" draw:mime-type="image/png">
            <text:p/>
          </draw:image>
        </draw:frame>
        <draw:frame draw:style-name="gr1" draw:text-style-name="P1" draw:layer="layout" svg:width="50.691cm" svg:height="29.138cm" svg:x="31.692cm" svg:y="62.349cm">
          <draw:image xlink:href="Pictures/10000201000006440000039A6858A24163A4F722.png" xlink:type="simple" xlink:show="embed" xlink:actuate="onLoad" draw:mime-type="image/png">
            <text:p/>
          </draw:image>
        </draw:frame>
        <draw:frame draw:style-name="gr1" draw:text-style-name="P1" draw:layer="layout" svg:width="50.788cm" svg:height="27.551cm" svg:x="31.797cm" svg:y="90.535cm">
          <draw:image xlink:href="Pictures/10000201000006440000039A9E3EC16574FC7587.png" xlink:type="simple" xlink:show="embed" xlink:actuate="onLoad" draw:mime-type="image/png">
            <text:p/>
          </draw:image>
        </draw:frame>
        <draw:frame draw:style-name="gr2" draw:text-style-name="P1" draw:layer="layout" svg:width="13.016cm" svg:height="50.411cm" svg:x="1.487cm" svg:y="1.288cm">
          <draw:image xlink:href="Pictures/10000201000002F2000025E6E526C83CC7617ED5.png" xlink:type="simple" xlink:show="embed" xlink:actuate="onLoad" draw:mime-type="image/png">
            <text:p/>
          </draw:image>
        </draw:frame>
        <draw:frame draw:style-name="gr3" draw:text-style-name="P1" draw:layer="layout" svg:width="9.083cm" svg:height="50.122cm" svg:x="11.577cm" svg:y="1.36cm">
          <draw:image xlink:href="Pictures/10000201000002F2000025E6E526C83CC7617ED5.png" xlink:type="simple" xlink:show="embed" xlink:actuate="onLoad" draw:mime-type="image/png">
            <text:p/>
          </draw:image>
        </draw:frame>
        <draw:frame draw:style-name="gr4" draw:text-style-name="P1" draw:layer="layout" svg:width="9.083cm" svg:height="49.93cm" svg:x="21.667cm" svg:y="1.452cm">
          <draw:image xlink:href="Pictures/10000201000002F2000025E6E526C83CC7617ED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ff8000" draw:end-color="#55308d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7T20:12:23.665725312</meta:creation-date>
    <dc:date>2021-09-27T20:28:07.044538851</dc:date>
    <meta:editing-duration>PT5M20S</meta:editing-duration>
    <meta:editing-cycles>1</meta:editing-cycles>
    <meta:document-statistic meta:object-count="13"/>
    <meta:generator>LibreOffice/7.1.6.2$Linux_X86_64 LibreOffice_project/10$Build-2</meta:generator>
  </office:meta>
</office:document-meta>
</file>